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729cm" fo:min-width="1.1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2cm" fo:min-width="0.502cm"/>
      <style:paragraph-properties style:writing-mode="lr-tb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163cm"/>
      <style:paragraph-properties style:writing-mode="lr-tb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min-height="0.101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2.134cm"/>
      <style:paragraph-properties style:writing-mode="lr-tb"/>
    </style:style>
    <style:style style:name="gr14" style:family="graphic" style:parent-style-name="standard">
      <style:graphic-properties draw:stroke="none" draw:fill="none" fo:min-height="2.483cm"/>
      <style:paragraph-properties style:writing-mode="lr-tb"/>
    </style:style>
    <style:style style:name="gr15" style:family="graphic" style:parent-style-name="standard">
      <style:graphic-properties draw:stroke="none" draw:fill="none" fo:min-height="2.135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9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7.789cm" svg:y1="8.241cm" svg:x2="7.375cm" svg:y2="8.114cm">
            <text:p/>
          </draw:line>
          <draw:line draw:style-name="gr1" draw:text-style-name="P1" draw:layer="layout" svg:x1="8.187cm" svg:y1="7.838cm" svg:x2="7.376cm" svg:y2="8.116cm">
            <text:p/>
          </draw:line>
          <draw:line draw:style-name="gr1" draw:text-style-name="P1" draw:layer="layout" svg:x1="8.203cm" svg:y1="7.301cm" svg:x2="7.362cm" svg:y2="7.033cm">
            <text:p/>
          </draw:line>
          <draw:line draw:style-name="gr1" draw:text-style-name="P1" draw:layer="layout" svg:x1="8.206cm" svg:y1="7.85cm" svg:x2="7.365cm" svg:y2="7.582cm">
            <text:p/>
          </draw:line>
          <draw:line draw:style-name="gr1" draw:text-style-name="P1" draw:layer="layout" svg:x1="8.198cm" svg:y1="7.291cm" svg:x2="7.387cm" svg:y2="7.569cm">
            <text:p/>
          </draw:line>
          <draw:line draw:style-name="gr1" draw:text-style-name="P1" draw:layer="layout" svg:x1="8.168cm" svg:y1="6.749cm" svg:x2="7.357cm" svg:y2="7.027cm">
            <text:p/>
          </draw:line>
          <draw:line draw:style-name="gr1" draw:text-style-name="P1" draw:layer="layout" svg:x1="8.129cm" svg:y1="6.754cm" svg:x2="7.715cm" svg:y2="6.627cm">
            <text:p/>
          </draw:line>
        </draw:g>
        <draw:line draw:style-name="gr2" draw:text-style-name="P1" draw:layer="layout" svg:x1="11.249cm" svg:y1="10.87cm" svg:x2="11.249cm" svg:y2="7.908cm">
          <text:p/>
        </draw:line>
        <draw:g>
          <draw:line draw:style-name="gr1" draw:text-style-name="P1" draw:layer="layout" svg:x1="5.495cm" svg:y1="7.022cm" svg:x2="5.48cm" svg:y2="5.501cm">
            <text:p/>
          </draw:line>
          <draw:line draw:style-name="gr1" draw:text-style-name="P1" draw:layer="layout" svg:x1="5.495cm" svg:y1="7.022cm" svg:x2="5.48cm" svg:y2="5.501cm">
            <text:p/>
          </draw:line>
          <draw:line draw:style-name="gr1" draw:text-style-name="P1" draw:layer="layout" svg:x1="6.389cm" svg:y1="7.018cm" svg:x2="6.374cm" svg:y2="5.497cm">
            <text:p/>
          </draw:line>
          <draw:line draw:style-name="gr1" draw:text-style-name="P1" draw:layer="layout" svg:x1="7.589cm" svg:y1="6.261cm" svg:x2="6.377cm" svg:y2="6.256cm">
            <text:p/>
          </draw:line>
          <draw:line draw:style-name="gr1" draw:text-style-name="P1" draw:layer="layout" svg:x1="5.506cm" svg:y1="6.273cm" svg:x2="4.294cm" svg:y2="6.268cm">
            <text:p/>
          </draw:line>
        </draw:g>
        <draw:line draw:style-name="gr2" draw:text-style-name="P1" draw:layer="layout" svg:x1="15.805cm" svg:y1="6.452cm" svg:x2="15.807cm" svg:y2="5.132cm">
          <text:p/>
        </draw:line>
        <draw:line draw:style-name="gr2" draw:text-style-name="P1" draw:layer="layout" svg:x1="15.79cm" svg:y1="8.782cm" svg:x2="15.792cm" svg:y2="7.462cm">
          <text:p/>
        </draw:line>
        <draw:line draw:style-name="gr2" draw:text-style-name="P1" draw:layer="layout" svg:x1="3.425cm" svg:y1="6.251cm" svg:x2="5.428cm" svg:y2="6.268cm">
          <text:p/>
        </draw:line>
        <draw:line draw:style-name="gr2" draw:text-style-name="P1" draw:layer="layout" svg:x1="11.226cm" svg:y1="10.248cm" svg:x2="14.673cm" svg:y2="10.254cm">
          <text:p/>
        </draw:line>
        <draw:line draw:style-name="gr2" draw:text-style-name="P1" draw:layer="layout" svg:x1="16.513cm" svg:y1="7.001cm" svg:x2="19.795cm" svg:y2="6.998cm">
          <text:p/>
        </draw:line>
        <draw:line draw:style-name="gr2" draw:text-style-name="P1" draw:layer="layout" svg:x1="7.279cm" svg:y1="6.26cm" svg:x2="14.244cm" svg:y2="6.298cm">
          <text:p/>
        </draw:line>
        <draw:g>
          <draw:glue-point draw:id="4" svg:x="-4.828cm" svg:y="-2.346cm"/>
          <draw:glue-point draw:id="5" svg:x="-4.828cm" svg:y="2.296cm"/>
          <draw:custom-shape draw:style-name="gr3" draw:text-style-name="P2" draw:layer="layout" svg:width="3.204cm" svg:height="2.937cm" draw:transform="rotate (1.5707963267949) translate (14.222cm 8.615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4" draw:layer="layout" svg:width="1.002cm" svg:height="2.732cm" svg:x="14.207cm" svg:y="5.714cm">
            <draw:text-box>
              <text:p text:style-name="P3">+</text:p>
              <text:p text:style-name="P3"/>
              <text:p text:style-name="P3">-</text:p>
            </draw:text-box>
          </draw:frame>
        </draw:g>
        <draw:line draw:style-name="gr2" draw:text-style-name="P1" draw:layer="layout" svg:x1="7.761cm" svg:y1="6.637cm" svg:x2="7.758cm" svg:y2="6.206cm">
          <text:p/>
        </draw:line>
        <draw:custom-shape draw:style-name="gr5" draw:text-style-name="P5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83cm" svg:y1="8.557cm" svg:x2="7.8cm" svg:y2="8.556cm">
          <text:p/>
        </draw:line>
        <draw:g>
          <draw:line draw:style-name="gr1" draw:text-style-name="P1" draw:layer="layout" svg:x1="19.735cm" svg:y1="7.018cm" svg:x2="19.946cm" svg:y2="6.502cm">
            <text:p/>
          </draw:line>
          <draw:line draw:style-name="gr1" draw:text-style-name="P1" draw:layer="layout" svg:x1="20.383cm" svg:y1="7.55cm" svg:x2="19.941cm" svg:y2="6.503cm">
            <text:p/>
          </draw:line>
          <draw:line draw:style-name="gr1" draw:text-style-name="P1" draw:layer="layout" svg:x1="21.252cm" svg:y1="7.609cm" svg:x2="21.694cm" svg:y2="6.562cm">
            <text:p/>
          </draw:line>
          <draw:line draw:style-name="gr1" draw:text-style-name="P1" draw:layer="layout" svg:x1="20.363cm" svg:y1="7.575cm" svg:x2="20.805cm" svg:y2="6.528cm">
            <text:p/>
          </draw:line>
          <draw:line draw:style-name="gr1" draw:text-style-name="P1" draw:layer="layout" svg:x1="21.269cm" svg:y1="7.603cm" svg:x2="20.827cm" svg:y2="6.556cm">
            <text:p/>
          </draw:line>
          <draw:line draw:style-name="gr1" draw:text-style-name="P1" draw:layer="layout" svg:x1="22.148cm" svg:y1="7.604cm" svg:x2="21.706cm" svg:y2="6.557cm">
            <text:p/>
          </draw:line>
          <draw:line draw:style-name="gr1" draw:text-style-name="P1" draw:layer="layout" svg:x1="22.14cm" svg:y1="7.554cm" svg:x2="22.351cm" svg:y2="7.038cm">
            <text:p/>
          </draw:line>
        </draw:g>
        <draw:line draw:style-name="gr2" draw:text-style-name="P1" draw:layer="layout" svg:x1="11.171cm" svg:y1="7.964cm" svg:x2="14.215cm" svg:y2="7.963cm">
          <text:p/>
        </draw:line>
        <draw:line draw:style-name="gr2" draw:text-style-name="P1" draw:layer="layout" svg:x1="7.721cm" svg:y1="15.368cm" svg:x2="26.498cm" svg:y2="15.413cm">
          <text:p/>
        </draw:line>
        <draw:line draw:style-name="gr2" draw:text-style-name="P1" draw:layer="layout" svg:x1="23.126cm" svg:y1="9.698cm" svg:x2="23.137cm" svg:y2="6.993cm">
          <text:p/>
        </draw:line>
        <draw:g>
          <draw:line draw:style-name="gr1" draw:text-style-name="P1" draw:layer="layout" svg:x1="22.374cm" svg:y1="10.685cm" svg:x2="23.895cm" svg:y2="10.67cm">
            <text:p/>
          </draw:line>
          <draw:line draw:style-name="gr1" draw:text-style-name="P1" draw:layer="layout" svg:x1="22.374cm" svg:y1="10.685cm" svg:x2="23.895cm" svg:y2="10.67cm">
            <text:p/>
          </draw:line>
          <draw:line draw:style-name="gr1" draw:text-style-name="P1" draw:layer="layout" svg:x1="22.379cm" svg:y1="11.578cm" svg:x2="23.9cm" svg:y2="11.563cm">
            <text:p/>
          </draw:line>
          <draw:line draw:style-name="gr1" draw:text-style-name="P1" draw:layer="layout" svg:x1="23.135cm" svg:y1="12.779cm" svg:x2="23.14cm" svg:y2="11.567cm">
            <text:p/>
          </draw:line>
          <draw:line draw:style-name="gr1" draw:text-style-name="P1" draw:layer="layout" svg:x1="23.124cm" svg:y1="10.696cm" svg:x2="23.129cm" svg:y2="9.484cm">
            <text:p/>
          </draw:line>
        </draw:g>
        <draw:line draw:style-name="gr2" draw:text-style-name="P1" draw:layer="layout" svg:x1="23.133cm" svg:y1="15.348cm" svg:x2="23.134cm" svg:y2="12.143cm">
          <text:p/>
        </draw:line>
        <draw:frame draw:style-name="gr6" draw:text-style-name="P6" draw:layer="layout" svg:width="0.883cm" svg:height="1.102cm" svg:x="2.123cm" svg:y="7.045cm">
          <draw:text-box>
            <text:p><text:span text:style-name="T1">V</text:span></text:p>
          </draw:text-box>
        </draw:frame>
        <draw:frame draw:style-name="gr7" draw:text-style-name="P7" draw:layer="layout" svg:width="1.144cm" svg:height="0.696cm" svg:x="2.468cm" svg:y="7.282cm">
          <draw:text-box>
            <text:p><text:span text:style-name="T2">in</text:span></text:p>
          </draw:text-box>
        </draw:frame>
        <draw:frame draw:style-name="gr8" draw:text-style-name="P7" draw:layer="layout" svg:width="1.144cm" svg:height="0.695cm" svg:x="8.537cm" svg:y="7.365cm">
          <draw:text-box>
            <text:p><text:span text:style-name="T2">1</text:span></text:p>
          </draw:text-box>
        </draw:frame>
        <draw:frame draw:style-name="gr9" draw:text-style-name="P6" draw:layer="layout" svg:width="0.882cm" svg:height="1.103cm" svg:x="8.117cm" svg:y="7.031cm">
          <draw:text-box>
            <text:p><text:span text:style-name="T1">R</text:span></text:p>
          </draw:text-box>
        </draw:frame>
        <draw:frame draw:style-name="gr10" draw:text-style-name="P6" draw:layer="layout" svg:width="1.007cm" svg:height="0.924cm" svg:x="5.343cm" svg:y="4.474cm">
          <draw:text-box>
            <text:p><text:span text:style-name="T1">C</text:span></text:p>
          </draw:text-box>
        </draw:frame>
        <draw:frame draw:style-name="gr7" draw:text-style-name="P7" draw:layer="layout" svg:width="1.144cm" svg:height="0.696cm" svg:x="5.75cm" svg:y="4.803cm">
          <draw:text-box>
            <text:p><text:span text:style-name="T2">1</text:span></text:p>
          </draw:text-box>
        </draw:frame>
        <draw:frame draw:style-name="gr8" draw:text-style-name="P7" draw:layer="layout" svg:width="1.144cm" svg:height="0.695cm" svg:x="15.586cm" svg:y="8.833cm">
          <draw:text-box>
            <text:p><text:span text:style-name="T2">ee</text:span></text:p>
          </draw:text-box>
        </draw:frame>
        <draw:frame draw:style-name="gr7" draw:text-style-name="P7" draw:layer="layout" svg:width="1.144cm" svg:height="0.696cm" svg:x="15.606cm" svg:y="4.557cm">
          <draw:text-box>
            <text:p><text:span text:style-name="T2">cc</text:span></text:p>
          </draw:text-box>
        </draw:frame>
        <draw:frame draw:style-name="gr6" draw:text-style-name="P6" draw:layer="layout" svg:width="0.882cm" svg:height="1.102cm" svg:x="15.278cm" svg:y="8.623cm">
          <draw:text-box>
            <text:p><text:span text:style-name="T1">V</text:span></text:p>
          </draw:text-box>
        </draw:frame>
        <draw:frame draw:style-name="gr6" draw:text-style-name="P6" draw:layer="layout" svg:width="0.882cm" svg:height="1.102cm" svg:x="15.3cm" svg:y="4.33cm">
          <draw:text-box>
            <text:p><text:span text:style-name="T1">V</text:span></text:p>
          </draw:text-box>
        </draw:frame>
        <draw:frame draw:style-name="gr9" draw:text-style-name="P6" draw:layer="layout" svg:width="0.883cm" svg:height="1.103cm" svg:x="26.811cm" svg:y="10.901cm">
          <draw:text-box>
            <text:p><text:span text:style-name="T1">V</text:span></text:p>
          </draw:text-box>
        </draw:frame>
        <draw:frame draw:style-name="gr8" draw:text-style-name="P7" draw:layer="layout" svg:width="1.144cm" svg:height="0.695cm" svg:x="27.126cm" svg:y="11.125cm">
          <draw:text-box>
            <text:p><text:span text:style-name="T2">o</text:span></text:p>
          </draw:text-box>
        </draw:frame>
        <draw:frame draw:style-name="gr9" draw:text-style-name="P6" draw:layer="layout" svg:width="0.883cm" svg:height="1.103cm" svg:x="20.476cm" svg:y="5.431cm">
          <draw:text-box>
            <text:p><text:span text:style-name="T1">R</text:span></text:p>
          </draw:text-box>
        </draw:frame>
        <draw:frame draw:style-name="gr8" draw:text-style-name="P7" draw:layer="layout" svg:width="1.144cm" svg:height="0.695cm" svg:x="20.899cm" svg:y="5.694cm">
          <draw:text-box>
            <text:p><text:span text:style-name="T2">4</text:span></text:p>
          </draw:text-box>
        </draw:frame>
        <draw:frame draw:style-name="gr8" draw:text-style-name="P7" draw:layer="layout" svg:width="1.143cm" svg:height="0.695cm" svg:x="21.555cm" svg:y="11.025cm">
          <draw:text-box>
            <text:p><text:span text:style-name="T2">2</text:span></text:p>
          </draw:text-box>
        </draw:frame>
        <draw:frame draw:style-name="gr11" draw:text-style-name="P6" draw:layer="layout" svg:width="0.883cm" svg:height="5.413cm" svg:x="21.16cm" svg:y="10.654cm">
          <draw:text-box>
            <text:p><text:span text:style-name="T1">C</text:span></text:p>
          </draw:text-box>
        </draw:frame>
        <draw:custom-shape draw:style-name="gr12" draw:text-style-name="P8" draw:layer="layout" svg:width="0.508cm" svg:height="0.637cm" svg:x="2.885cm" svg:y="5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8" draw:layer="layout" svg:width="0.516cm" svg:height="0.637cm" svg:x="2.886cm" svg:y="8.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9" draw:layer="layout" svg:width="0.855cm" svg:height="2.384cm" svg:x="1.825cm" svg:y="5.513cm">
          <draw:text-box>
            <text:p>+</text:p>
            <text:p/>
            <text:p/>
          </draw:text-box>
        </draw:frame>
        <draw:line draw:style-name="gr2" draw:text-style-name="P1" draw:layer="layout" svg:x1="7.774cm" svg:y1="15.415cm" svg:x2="7.782cm" svg:y2="8.186cm">
          <text:p/>
        </draw:line>
        <draw:line draw:style-name="gr2" draw:text-style-name="P1" draw:layer="layout" svg:x1="22.308cm" svg:y1="7.001cm" svg:x2="26.501cm" svg:y2="7.015cm">
          <text:p/>
        </draw:line>
        <draw:custom-shape draw:style-name="gr12" draw:text-style-name="P8" draw:layer="layout" svg:width="0.508cm" svg:height="0.637cm" svg:x="26.51cm" svg:y="6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1.267cm" svg:y1="13.68cm" svg:x2="10.747cm" svg:y2="13.46cm">
            <text:p/>
          </draw:line>
          <draw:line draw:style-name="gr1" draw:text-style-name="P1" draw:layer="layout" svg:x1="11.768cm" svg:y1="12.985cm" svg:x2="10.748cm" svg:y2="13.464cm">
            <text:p/>
          </draw:line>
          <draw:line draw:style-name="gr1" draw:text-style-name="P1" draw:layer="layout" svg:x1="11.788cm" svg:y1="12.061cm" svg:x2="10.73cm" svg:y2="11.598cm">
            <text:p/>
          </draw:line>
          <draw:line draw:style-name="gr1" draw:text-style-name="P1" draw:layer="layout" svg:x1="11.792cm" svg:y1="13.007cm" svg:x2="10.734cm" svg:y2="12.544cm">
            <text:p/>
          </draw:line>
          <draw:line draw:style-name="gr1" draw:text-style-name="P1" draw:layer="layout" svg:x1="11.782cm" svg:y1="12.041cm" svg:x2="10.762cm" svg:y2="12.52cm">
            <text:p/>
          </draw:line>
          <draw:line draw:style-name="gr1" draw:text-style-name="P1" draw:layer="layout" svg:x1="11.744cm" svg:y1="11.106cm" svg:x2="10.724cm" svg:y2="11.585cm">
            <text:p/>
          </draw:line>
          <draw:line draw:style-name="gr1" draw:text-style-name="P1" draw:layer="layout" svg:x1="11.693cm" svg:y1="11.115cm" svg:x2="11.173cm" svg:y2="10.895cm">
            <text:p/>
          </draw:line>
        </draw:g>
        <draw:frame draw:style-name="gr6" draw:text-style-name="P6" draw:layer="layout" svg:width="0.883cm" svg:height="1.102cm" svg:x="9.644cm" svg:y="11.74cm">
          <draw:text-box>
            <text:p><text:span text:style-name="T1">R</text:span></text:p>
          </draw:text-box>
        </draw:frame>
        <draw:frame draw:style-name="gr14" draw:text-style-name="P9" draw:layer="layout" svg:width="1.003cm" svg:height="2.733cm" svg:x="1.886cm" svg:y="8.081cm">
          <draw:text-box>
            <text:p>-</text:p>
            <text:p/>
            <text:p/>
          </draw:text-box>
        </draw:frame>
        <draw:frame draw:style-name="gr7" draw:text-style-name="P7" draw:layer="layout" svg:width="1.144cm" svg:height="0.696cm" svg:x="10.051cm" svg:y="12.065cm">
          <draw:text-box>
            <text:p><text:span text:style-name="T2">3</text:span></text:p>
          </draw:text-box>
        </draw:frame>
        <draw:g>
          <draw:line draw:style-name="gr1" draw:text-style-name="P1" draw:layer="layout" svg:x1="12.018cm" svg:y1="15.91cm" svg:x2="10.32cm" svg:y2="15.923cm">
            <text:p/>
          </draw:line>
          <draw:line draw:style-name="gr1" draw:text-style-name="P1" draw:layer="layout" svg:x1="12.02cm" svg:y1="15.902cm" svg:x2="10.322cm" svg:y2="15.915cm">
            <text:p/>
          </draw:line>
          <draw:line draw:style-name="gr1" draw:text-style-name="P1" draw:layer="layout" svg:x1="10.785cm" svg:y1="16.201cm" svg:x2="11.63cm" svg:y2="16.201cm">
            <text:p/>
          </draw:line>
          <draw:line draw:style-name="gr1" draw:text-style-name="P1" draw:layer="layout" svg:x1="11.013cm" svg:y1="16.45cm" svg:x2="11.419cm" svg:y2="16.45cm">
            <text:p/>
          </draw:line>
          <draw:line draw:style-name="gr1" draw:text-style-name="P1" draw:layer="layout" svg:x1="11.193cm" svg:y1="15.892cm" svg:x2="11.2cm" svg:y2="15.249cm">
            <text:p/>
          </draw:line>
        </draw:g>
        <draw:line draw:style-name="gr2" draw:text-style-name="P1" draw:layer="layout" svg:x1="11.197cm" svg:y1="15.508cm" svg:x2="11.213cm" svg:y2="13.624cm">
          <text:p/>
        </draw:line>
        <draw:custom-shape draw:style-name="gr12" draw:text-style-name="P8" draw:layer="layout" svg:width="0.508cm" svg:height="0.637cm" svg:x="26.51cm" svg:y="15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003cm" svg:height="2.733cm" svg:x="27.109cm" svg:y="6.488cm">
          <draw:text-box>
            <text:p>+</text:p>
            <text:p/>
            <text:p/>
          </draw:text-box>
        </draw:frame>
        <draw:frame draw:style-name="gr15" draw:text-style-name="P9" draw:layer="layout" svg:width="0.875cm" svg:height="2.385cm" svg:x="27.083cm" svg:y="14.894cm">
          <draw:text-box>
            <text:p>-</text:p>
            <text:p/>
            <text:p/>
          </draw:text-box>
        </draw:frame>
        <draw:g>
          <draw:line draw:style-name="gr1" draw:text-style-name="P1" draw:layer="layout" svg:x1="14.642cm" svg:y1="10.294cm" svg:x2="14.853cm" svg:y2="9.778cm">
            <text:p/>
          </draw:line>
          <draw:line draw:style-name="gr1" draw:text-style-name="P1" draw:layer="layout" svg:x1="15.29cm" svg:y1="10.826cm" svg:x2="14.848cm" svg:y2="9.779cm">
            <text:p/>
          </draw:line>
          <draw:line draw:style-name="gr1" draw:text-style-name="P1" draw:layer="layout" svg:x1="16.159cm" svg:y1="10.886cm" svg:x2="16.601cm" svg:y2="9.839cm">
            <text:p/>
          </draw:line>
          <draw:line draw:style-name="gr1" draw:text-style-name="P1" draw:layer="layout" svg:x1="15.27cm" svg:y1="10.851cm" svg:x2="15.712cm" svg:y2="9.804cm">
            <text:p/>
          </draw:line>
          <draw:line draw:style-name="gr1" draw:text-style-name="P1" draw:layer="layout" svg:x1="16.176cm" svg:y1="10.879cm" svg:x2="15.734cm" svg:y2="9.832cm">
            <text:p/>
          </draw:line>
          <draw:line draw:style-name="gr1" draw:text-style-name="P1" draw:layer="layout" svg:x1="17.055cm" svg:y1="10.88cm" svg:x2="16.613cm" svg:y2="9.833cm">
            <text:p/>
          </draw:line>
          <draw:line draw:style-name="gr1" draw:text-style-name="P1" draw:layer="layout" svg:x1="17.047cm" svg:y1="10.83cm" svg:x2="17.258cm" svg:y2="10.314cm">
            <text:p/>
          </draw:line>
        </draw:g>
        <draw:line draw:style-name="gr2" draw:text-style-name="P1" draw:layer="layout" svg:x1="17.215cm" svg:y1="10.29cm" svg:x2="18.678cm" svg:y2="10.292cm">
          <text:p/>
        </draw:line>
        <draw:line draw:style-name="gr2" draw:text-style-name="P1" draw:layer="layout" svg:x1="18.622cm" svg:y1="10.34cm" svg:x2="18.641cm" svg:y2="6.996cm">
          <text:p/>
        </draw:line>
        <draw:frame draw:style-name="gr7" draw:text-style-name="P7" draw:layer="layout" svg:width="1.144cm" svg:height="0.696cm" svg:x="15.587cm" svg:y="11.341cm">
          <draw:text-box>
            <text:p><text:span text:style-name="T2">2</text:span></text:p>
          </draw:text-box>
        </draw:frame>
        <draw:frame draw:style-name="gr9" draw:text-style-name="P6" draw:layer="layout" svg:width="0.882cm" svg:height="1.103cm" svg:x="15.183cm" svg:y="10.927cm">
          <draw:text-box>
            <text:p><text:span text:style-name="T1">R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5T19:21:57.303001813</dc:date>
    <meta:editing-duration>PT21H42M37S</meta:editing-duration>
    <meta:editing-cycles>26</meta:editing-cycles>
    <meta:generator>LibreOffice/6.4.7.2$Linux_X86_64 LibreOffice_project/40$Build-2</meta:generator>
    <meta:document-statistic meta:object-count="120"/>
  </office:meta>
</office:document-meta>
</file>